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05dce"/>
    </style:style>
    <style:style style:name="P3" style:family="paragraph" style:parent-style-name="Standard">
      <style:paragraph-properties fo:text-align="justify" style:justify-single-word="false"/>
      <style:text-properties officeooo:paragraph-rsid="00263fcc"/>
    </style:style>
    <style:style style:name="P4" style:family="paragraph" style:parent-style-name="Standard">
      <style:paragraph-properties fo:text-align="justify" style:justify-single-word="false"/>
      <style:text-properties officeooo:paragraph-rsid="00297402"/>
    </style:style>
    <style:style style:name="P5" style:family="paragraph" style:parent-style-name="Standard">
      <style:paragraph-properties fo:text-align="justify" style:justify-single-word="false"/>
      <style:text-properties officeooo:paragraph-rsid="004c985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710f8" officeooo:paragraph-rsid="002710f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2ad4e7" officeooo:paragraph-rsid="002ad4e7"/>
    </style:style>
    <style:style style:name="P9" style:family="paragraph" style:parent-style-name="Standard">
      <style:paragraph-properties fo:text-align="justify" style:justify-single-word="false"/>
      <style:text-properties officeooo:rsid="004c985e" officeooo:paragraph-rsid="004c985e"/>
    </style:style>
    <style:style style:name="P10" style:family="paragraph" style:parent-style-name="Standard">
      <style:paragraph-properties fo:text-align="justify" style:justify-single-word="false"/>
      <style:text-properties officeooo:rsid="004c985e" officeooo:paragraph-rsid="0057acee"/>
    </style:style>
    <style:style style:name="P11" style:family="paragraph" style:parent-style-name="Standard">
      <style:paragraph-properties fo:text-align="justify" style:justify-single-word="false"/>
      <style:text-properties officeooo:rsid="004c985e" officeooo:paragraph-rsid="0070ef58"/>
    </style:style>
    <style:style style:name="P12" style:family="paragraph" style:parent-style-name="Standard">
      <style:paragraph-properties fo:text-align="justify" style:justify-single-word="false"/>
      <style:text-properties officeooo:rsid="004c985e" officeooo:paragraph-rsid="007f5c40"/>
    </style:style>
    <style:style style:name="P13" style:family="paragraph" style:parent-style-name="Standard">
      <style:paragraph-properties fo:text-align="justify" style:justify-single-word="false"/>
      <style:text-properties officeooo:rsid="004c985e" officeooo:paragraph-rsid="0095b11c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16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78699"/>
    </style:style>
    <style:style style:name="P17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9c498"/>
    </style:style>
    <style:style style:name="P1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a10d3"/>
    </style:style>
    <style:style style:name="P1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f89f6"/>
    </style:style>
    <style:style style:name="P20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fab7a"/>
    </style:style>
    <style:style style:name="P21" style:family="paragraph" style:parent-style-name="Text_20_body">
      <style:paragraph-properties fo:margin-top="0in" fo:margin-bottom="0in" loext:contextual-spacing="false"/>
      <style:text-properties officeooo:paragraph-rsid="00498bcc"/>
    </style:style>
    <style:style style:name="P22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officeooo:paragraph-rsid="0039c498" style:font-weight-asian="bold" style:font-weight-complex="bold"/>
    </style:style>
    <style:style style:name="P24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officeooo:paragraph-rsid="003a10d3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606ad5"/>
    </style:style>
    <style:style style:name="P26" style:family="paragraph" style:parent-style-name="Title">
      <style:text-properties officeooo:paragraph-rsid="002ad4e7"/>
    </style:style>
    <style:style style:name="P27" style:family="paragraph" style:parent-style-name="Standard">
      <style:paragraph-properties fo:text-align="justify" style:justify-single-word="false"/>
      <style:text-properties officeooo:rsid="0021149f" officeooo:paragraph-rsid="00263fcc"/>
    </style:style>
    <style:style style:name="P28" style:family="paragraph" style:parent-style-name="Standard">
      <style:paragraph-properties fo:text-align="justify" style:justify-single-word="false"/>
      <style:text-properties officeooo:rsid="00263fcc" officeooo:paragraph-rsid="00263fcc"/>
    </style:style>
    <style:style style:name="P29" style:family="paragraph" style:parent-style-name="Standard">
      <style:paragraph-properties fo:text-align="justify" style:justify-single-word="false"/>
      <style:text-properties officeooo:rsid="00538529" officeooo:paragraph-rsid="004c985e"/>
    </style:style>
    <style:style style:name="P30" style:family="paragraph" style:parent-style-name="Standard">
      <style:paragraph-properties fo:text-align="justify" style:justify-single-word="false"/>
      <style:text-properties officeooo:rsid="00629988" officeooo:paragraph-rsid="004c985e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538529" officeooo:paragraph-rsid="004c985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5548a9" officeooo:paragraph-rsid="0070ef5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rsid="0095b11c" officeooo:paragraph-rsid="0095b11c"/>
    </style:style>
    <style:style style:name="P34" style:family="paragraph" style:parent-style-name="Standard">
      <style:paragraph-properties fo:text-align="justify" style:justify-single-word="false"/>
      <style:text-properties officeooo:rsid="00569b7d" officeooo:paragraph-rsid="0057acee"/>
    </style:style>
    <style:style style:name="P35" style:family="paragraph" style:parent-style-name="Standard">
      <style:paragraph-properties fo:text-align="justify" style:justify-single-word="false"/>
      <style:text-properties officeooo:rsid="004c985e" officeooo:paragraph-rsid="00980526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1e82f8" style:font-weight-asian="bold" style:font-weight-complex="bold"/>
    </style:style>
    <style:style style:name="P38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officeooo:rsid="002ad577" officeooo:paragraph-rsid="0039c498" style:font-weight-asian="bold" style:font-weight-complex="bold"/>
    </style:style>
    <style:style style:name="P39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rsid="004e2888" officeooo:paragraph-rsid="004e2888" style:font-weight-asian="bold" style:font-weight-complex="bold"/>
    </style:style>
    <style:style style:name="P40" style:family="paragraph" style:parent-style-name="Heading_20_1">
      <style:paragraph-properties fo:margin-top="0in" fo:margin-bottom="0in" loext:contextual-spacing="false" fo:break-before="page"/>
    </style:style>
    <style:style style:name="P41" style:family="paragraph" style:parent-style-name="Heading_20_1">
      <style:paragraph-properties fo:margin-top="0in" fo:margin-bottom="0in" loext:contextual-spacing="false"/>
    </style:style>
    <style:style style:name="P42" style:family="paragraph" style:parent-style-name="Heading_20_1">
      <style:paragraph-properties fo:margin-top="0in" fo:margin-bottom="0in" loext:contextual-spacing="false"/>
      <style:text-properties officeooo:paragraph-rsid="00498bcc"/>
    </style:style>
    <style:style style:name="P43" style:family="paragraph" style:parent-style-name="Title">
      <style:text-properties fo:font-weight="bold" officeooo:rsid="001e82f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2f8" style:font-weight-asian="bold" style:font-weight-complex="bold"/>
    </style:style>
    <style:style style:name="T3" style:family="text">
      <style:text-properties fo:font-weight="bold" officeooo:rsid="002ad4e7" style:font-weight-asian="bold" style:font-weight-complex="bold"/>
    </style:style>
    <style:style style:name="T4" style:family="text">
      <style:text-properties officeooo:rsid="0021149f"/>
    </style:style>
    <style:style style:name="T5" style:family="text">
      <style:text-properties officeooo:rsid="00263fcc"/>
    </style:style>
    <style:style style:name="T6" style:family="text">
      <style:text-properties officeooo:rsid="00297402"/>
    </style:style>
    <style:style style:name="T7" style:family="text">
      <style:text-properties officeooo:rsid="002ad577"/>
    </style:style>
    <style:style style:name="T8" style:family="text">
      <style:text-properties officeooo:rsid="002c20f3"/>
    </style:style>
    <style:style style:name="T9" style:family="text">
      <style:text-properties officeooo:rsid="002e9ea8"/>
    </style:style>
    <style:style style:name="T10" style:family="text">
      <style:text-properties officeooo:rsid="002fb31a"/>
    </style:style>
    <style:style style:name="T11" style:family="text">
      <style:text-properties officeooo:rsid="0030493f"/>
    </style:style>
    <style:style style:name="T12" style:family="text">
      <style:text-properties officeooo:rsid="003085fa"/>
    </style:style>
    <style:style style:name="T13" style:family="text">
      <style:text-properties officeooo:rsid="00378699"/>
    </style:style>
    <style:style style:name="T14" style:family="text">
      <style:text-properties officeooo:rsid="0039c498"/>
    </style:style>
    <style:style style:name="T15" style:family="text">
      <style:text-properties officeooo:rsid="003b3165"/>
    </style:style>
    <style:style style:name="T16" style:family="text">
      <style:text-properties officeooo:rsid="003cbf93"/>
    </style:style>
    <style:style style:name="T17" style:family="text">
      <style:text-properties officeooo:rsid="003e9886"/>
    </style:style>
    <style:style style:name="T18" style:family="text">
      <style:text-properties officeooo:rsid="0043fcb6"/>
    </style:style>
    <style:style style:name="T19" style:family="text">
      <style:text-properties officeooo:rsid="004567a2"/>
    </style:style>
    <style:style style:name="T20" style:family="text">
      <style:text-properties officeooo:rsid="0046f7b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38529" style:font-weight-asian="normal" style:font-weight-complex="normal"/>
    </style:style>
    <style:style style:name="T23" style:family="text">
      <style:text-properties fo:font-weight="normal" officeooo:rsid="005548a9" style:font-weight-asian="normal" style:font-weight-complex="normal"/>
    </style:style>
    <style:style style:name="T24" style:family="text">
      <style:text-properties fo:font-weight="normal" officeooo:rsid="0064de7d" style:font-weight-asian="normal" style:font-weight-complex="normal"/>
    </style:style>
    <style:style style:name="T25" style:family="text">
      <style:text-properties fo:font-weight="normal" officeooo:rsid="0068d96c" style:font-weight-asian="normal" style:font-weight-complex="normal"/>
    </style:style>
    <style:style style:name="T26" style:family="text">
      <style:text-properties fo:font-weight="normal" officeooo:rsid="00699f93" style:font-weight-asian="normal" style:font-weight-complex="normal"/>
    </style:style>
    <style:style style:name="T27" style:family="text">
      <style:text-properties fo:font-weight="normal" officeooo:rsid="00728a01" style:font-weight-asian="normal" style:font-weight-complex="normal"/>
    </style:style>
    <style:style style:name="T28" style:family="text">
      <style:text-properties fo:font-weight="normal" officeooo:rsid="008a02b8" style:font-weight-asian="normal" style:font-weight-complex="normal"/>
    </style:style>
    <style:style style:name="T29" style:family="text">
      <style:text-properties fo:font-weight="normal" officeooo:rsid="008c8022" style:font-weight-asian="normal" style:font-weight-complex="normal"/>
    </style:style>
    <style:style style:name="T30" style:family="text">
      <style:text-properties fo:font-weight="normal" officeooo:rsid="0095b11c" style:font-weight-asian="normal" style:font-weight-complex="normal"/>
    </style:style>
    <style:style style:name="T31" style:family="text">
      <style:text-properties officeooo:rsid="00591fd3"/>
    </style:style>
    <style:style style:name="T32" style:family="text">
      <style:text-properties officeooo:rsid="005aee09"/>
    </style:style>
    <style:style style:name="T33" style:family="text">
      <style:text-properties officeooo:rsid="00606ad5"/>
    </style:style>
    <style:style style:name="T34" style:family="text">
      <style:text-properties officeooo:rsid="00629988"/>
    </style:style>
    <style:style style:name="T35" style:family="text">
      <style:text-properties officeooo:rsid="0068cccf"/>
    </style:style>
    <style:style style:name="T36" style:family="text">
      <style:text-properties officeooo:rsid="006d24d8"/>
    </style:style>
    <style:style style:name="T37" style:family="text">
      <style:text-properties officeooo:rsid="00708587"/>
    </style:style>
    <style:style style:name="T38" style:family="text">
      <style:text-properties officeooo:rsid="00728a01"/>
    </style:style>
    <style:style style:name="T39" style:family="text">
      <style:text-properties officeooo:rsid="0075493d"/>
    </style:style>
    <style:style style:name="T40" style:family="text">
      <style:text-properties officeooo:rsid="0075fa59"/>
    </style:style>
    <style:style style:name="T41" style:family="text">
      <style:text-properties officeooo:rsid="00779dd1"/>
    </style:style>
    <style:style style:name="T42" style:family="text">
      <style:text-properties officeooo:rsid="0078d97e"/>
    </style:style>
    <style:style style:name="T43" style:family="text">
      <style:text-properties officeooo:rsid="0084a877"/>
    </style:style>
    <style:style style:name="T44" style:family="text">
      <style:text-properties officeooo:rsid="0095b11c"/>
    </style:style>
    <style:style style:name="T45" style:family="text">
      <style:text-properties officeooo:rsid="00970374"/>
    </style:style>
    <style:style style:name="T46" style:family="text">
      <style:text-properties officeooo:rsid="00980526"/>
    </style:style>
    <style:style style:name="T47" style:family="text">
      <style:text-properties officeooo:rsid="0098a81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">
        <text:section text:style-name="Sect1" text:name="yui_3_17_2_1_1554398365386_110">
          <text:p text:style-name="P43"/>
          <text:p text:style-name="P37"/>
          <text:p text:style-name="P37"/>
          <text:p text:style-name="P43"/>
          <text:p text:style-name="P26"><text:span text:style-name="T2">M</text:span><text:span text:style-name="T1">odelagem e </text:span><text:span text:style-name="T2">D</text:span><text:span text:style-name="T1">esenvolvimento </text:span><text:span text:style-name="T3">de </text:span><text:span text:style-name="T2">P</text:span><text:span text:style-name="T1">rograma </text:span><text:span text:style-name="T2">O</text:span><text:span text:style-name="T1">rientado a </text:span><text:span text:style-name="T2">O</text:span><text:span text:style-name="T1">bjetos</text:span></text:p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8">João Pedro LPS</text:p>
          <text:p text:style-name="P8"><text:span text:style-name="T45">~</text:span> 2019</text:p>
          <text:h text:style-name="P40" text:outline-level="1">Descrição</text:h>
          <text:p text:style-name="P1"/>
          <text:p text:style-name="P4"><text:tab/>A Casa Santa Thereza <text:span text:style-name="T4">produz</text:span> Brownies <text:span text:style-name="T4">e Doces por encomenda.</text:span></text:p>
          <text:p text:style-name="P4"><text:span text:style-name="T6">Principais</text:span> formas de <text:span text:style-name="T4">vendas</text:span>:</text:p>
          <text:p text:style-name="P1"><text:span text:style-name="T1"><text:tab/>- Direta:</text:span> clientes passam direto na barraquinha;</text:p>
          <text:p text:style-name="P6"><text:tab/>- Encomendas:</text:p>
          <text:p text:style-name="P1"><text:tab/><text:tab/>. Pessoais – pequenas encomendas (até 20 un.);</text:p>
          <text:p text:style-name="P1"><text:tab/><text:tab/>. Profissionais – diversas organizações, eventos, entre outros;</text:p>
          <text:p text:style-name="P1"/>
          <text:p text:style-name="P7"><text:span text:style-name="T8">Motivações</text:span>:</text:p>
          <text:p text:style-name="P27"><text:tab/>a) “A disparidade entre produção e consumo prejudica os negócios.”</text:p>
          <text:p text:style-name="P28"><text:tab/>b) “É necessário conhecer a demanda real em nome de afinar precisamente o ajuste diario de quantidades e valores.”</text:p>
          <text:p text:style-name="P3"><text:span text:style-name="T5"><text:tab/>c) “Existe a necessidade de atingir mais pessoas com informações valiosas para o negócio, como promoções, saldões, entre outros artifícios para ajuste de estoque e outras demandas internas</text:span>.”</text:p>
          <text:p text:style-name="P2"/>
          <text:p text:style-name="P2"/>
          <text:p text:style-name="P2"/>
          <text:h text:style-name="P41" text:outline-level="1">Objetivo</text:h>
          <text:p text:style-name="P14"/>
          <text:p text:style-name="P15"><text:tab/><text:span text:style-name="T7">A solução em discussão é criar um veículo digital (em forma de software) para atribuir esta função auxiliar. A interface deve aproximar os dados que são valiosos para a oferta e para a demanda. Suas funcionalidades principais são:</text:span></text:p>
          <text:p text:style-name="P22"><text:tab/>- <text:span text:style-name="T7">Manter cadastro de usuários:</text:span></text:p>
          <text:p text:style-name="P16"><text:tab/><text:tab/>- <text:span text:style-name="T13">Registrar dados da gerência;</text:span></text:p>
          <text:p text:style-name="P15"><text:tab/><text:tab/>- <text:span text:style-name="T13">Registrar dados do cliente físico;</text:span></text:p>
          <text:p text:style-name="P16"><text:tab/><text:tab/>- <text:span text:style-name="T13">Registrar dados do cliente jurídico;</text:span></text:p>
          <text:p text:style-name="P17"/>
          <text:p text:style-name="P23"><text:tab/>- <text:span text:style-name="T9">Manter cadastro de produtos com informações necessárias:</text:span></text:p>
          <text:p text:style-name="P17"><text:tab/><text:tab/>- <text:span text:style-name="T14">Registrar dados do produto;</text:span></text:p>
          <text:p text:style-name="P17"><text:tab/><text:tab/>- <text:span text:style-name="T14">Registrar disponibilidade do produto;</text:span></text:p>
          <text:p text:style-name="P17"><text:tab/><text:tab/>- <text:span text:style-name="T14">Registrar avaliações do produto;</text:span></text:p>
          <text:p text:style-name="P18"/>
          <text:p text:style-name="P24"><text:tab/>- <text:span text:style-name="T11">Manter cadastro de avaliações:</text:span></text:p>
          <text:p text:style-name="P18"><text:tab/><text:tab/>- <text:span text:style-name="T15">Registrar uma avaliação por dia por cliente;</text:span></text:p>
          <text:p text:style-name="P18"/>
          <text:p text:style-name="P22"><text:tab/>- <text:span text:style-name="T16">Manter vitrine de quantidades e valores (ranking por dia e outras opções de filtros):</text:span></text:p>
          <text:p text:style-name="P15"><text:tab/><text:tab/>- <text:span text:style-name="T16">Registrar a entrada dos produtos do dia;</text:span></text:p>
          <text:p text:style-name="P15"><text:tab/><text:tab/>- <text:span text:style-name="T16">Registrar a saída dos produtos do dia;</text:span></text:p>
          <text:p text:style-name="P20"><text:tab/><text:tab/>- <text:span text:style-name="T16">Mostrar os produtos do dia (disponibilidade e valores);</text:span></text:p>
          <text:p text:style-name="P15"><text:tab/><text:tab/>- <text:span text:style-name="T17">Mostrar os produtos por avaliação </text:span><text:bookmark-start text:name="__DdeLink__3188_385194741"/><text:span text:style-name="T17">(disponibilidade e valores)</text:span><text:bookmark-end text:name="__DdeLink__3188_385194741"/><text:span text:style-name="T17">;</text:span></text:p>
          <text:p text:style-name="P19"><text:tab/><text:tab/>- <text:span text:style-name="T17">Mostrar os produtos mais vendidos (disponibilidade e valores);</text:span></text:p>
          <text:p text:style-name="P15"/>
          <text:p text:style-name="P22"><text:tab/>- <text:span text:style-name="T12">Realizar orçamentos sem compromisso;</text:span></text:p>
          <text:p text:style-name="P15"><text:tab/><text:tab/>- <text:span text:style-name="T18">Mostrar opção para adicionar produto ao carrinho;</text:span></text:p>
          <text:p text:style-name="P15"><text:tab/><text:tab/>- <text:span text:style-name="T18">Gerar carrinho;</text:span></text:p>
          <text:p text:style-name="P15"><text:soft-page-break/></text:p>
          <text:p text:style-name="P22"><text:tab/>- <text:span text:style-name="T10">Realizar encomendas de acordo com prazos e metas pré-estabelecidas pela organização:</text:span></text:p>
          <text:p text:style-name="P15"><text:tab/><text:tab/>- <text:span text:style-name="T19">Associar carrinho ao usuário respectivo (se não cadastrado);</text:span></text:p>
          <text:p text:style-name="P15"><text:tab/><text:tab/>- <text:span text:style-name="T19">Mostrar opção de realizar encomenda;</text:span></text:p>
          <text:p text:style-name="P15"><text:tab/><text:tab/>- <text:span text:style-name="T19">Implementar confirmação da encomenda considerando pré-requisitos;</text:span></text:p>
          <text:p text:style-name="P15"/>
          <text:p text:style-name="P38"><text:tab/>- Gerar estatísticas:</text:p>
          <text:p text:style-name="P17"><text:tab/><text:tab/>- <text:span text:style-name="T20">Mostrar painel de estatísticas gerenciais;</text:span></text:p>
          <text:p text:style-name="P17"/>
          <text:p text:style-name="P17"/>
          <text:p text:style-name="P17"/>
          <text:h text:style-name="P42" text:outline-level="1">Modelagem</text:h>
          <text:p text:style-name="P21"/>
          <text:p text:style-name="P25"><text:span text:style-name="T33"><text:tab/>Proposição da </text:span>modelagem orientada a objetos para a parte do problema que será resolvida nesta avaliação. <text:span text:style-name="T33">Abaixo seguem as</text:span> classes que serão criadas, quais interfaces e possíveis classes abstratas <text:span text:style-name="T33">existirão e </text:span>sua<text:span text:style-name="T33">s</text:span> responsabilidade<text:span text:style-name="T33">s consequentes</text:span> no sistema.</text:p>
          <text:p text:style-name="P21"/>
          <text:p text:style-name="P21"/>
          <text:p text:style-name="P39">ABSTRATO<text:tab/><text:tab/><text:tab/><text:tab/>&lt;<text:tab/><text:tab/><text:tab/>&gt;<text:tab/><text:tab/><text:tab/>CONCRETO</text:p>
          <text:p text:style-name="P5"/>
          <text:p text:style-name="P29"><text:tab/>REGISTRO<text:tab/><text:tab/>USUÁRIO</text:p>
          <text:p text:style-name="P5"><text:tab/><text:tab/><text:tab/><text:tab/><text:span text:style-name="T34">PRODUTO</text:span></text:p>
          <text:p text:style-name="P5"><text:tab/><text:tab/><text:tab/><text:tab/><text:span text:style-name="T35">AVALIAÇÃO</text:span></text:p>
          <text:p text:style-name="P5"><text:tab/><text:tab/><text:tab/><text:tab/><text:span text:style-name="T36">DISPONIBILIDADE</text:span></text:p>
          <text:p text:style-name="P5"><text:tab/><text:tab/><text:tab/><text:tab/><text:span text:style-name="T39">VITRINE</text:span></text:p>
          <text:p text:style-name="P5"><text:tab/><text:tab/><text:tab/><text:tab/><text:span text:style-name="T39">CARRINHO</text:span></text:p>
          <text:p text:style-name="P30"><text:tab/>*Registrar informações válidas no sistema;</text:p>
          <text:p text:style-name="P5"/>
          <text:p text:style-name="P5"/>
          <text:p text:style-name="P9"><text:tab/><text:span text:style-name="T21">USUÁRIO</text:span><text:tab/><text:tab/>GEREN<text:span text:style-name="T37">TE</text:span></text:p>
          <text:p text:style-name="P9"><text:tab/><text:tab/><text:tab/><text:tab/>CLIENTE<text:tab/><text:tab/>CPF</text:p>
          <text:p text:style-name="P9"><text:tab/><text:tab/><text:tab/><text:tab/><text:tab/><text:tab/><text:tab/><text:span text:style-name="T35">C</text:span>NPJ</text:p>
          <text:p text:style-name="P9"><text:tab/>*<text:span text:style-name="T38">Servir de modelo para representações de possíveis usuários do sistema;</text:span></text:p>
          <text:p text:style-name="P9"/>
          <text:p text:style-name="P9"><text:tab/></text:p>
          <text:p text:style-name="P9"><text:tab/><text:span text:style-name="T42">PERMISSÃO</text:span></text:p>
          <text:p text:style-name="P9"><text:tab/>*<text:span text:style-name="T43">Tipificar permissões de uso do sistema;</text:span></text:p>
          <text:p text:style-name="P9"/>
          <text:p text:style-name="P9"/>
          <text:p text:style-name="P9"><text:tab/><text:span text:style-name="T22">PRODUTO</text:span></text:p>
          <text:p text:style-name="P9"><text:span text:style-name="T22"><text:tab/>*</text:span><text:span text:style-name="T27">A</text:span><text:span text:style-name="T24">briga</text:span><text:span text:style-name="T27">r</text:span><text:span text:style-name="T24"> as características dos produtos da empresa;</text:span></text:p>
          <text:p text:style-name="P31"/>
          <text:p text:style-name="P31"/>
          <text:p text:style-name="P9"><text:span text:style-name="T22"><text:tab/></text:span><text:span text:style-name="T23">AVALIAÇÃO</text:span></text:p>
          <text:p text:style-name="P9"><text:span text:style-name="T25"><text:tab/>*</text:span><text:span text:style-name="T28">G</text:span><text:span text:style-name="T25">uardar a avaliação e sua referência;</text:span></text:p>
          <text:p text:style-name="P32"/>
          <text:p text:style-name="P32"/>
          <text:p text:style-name="P11"><text:soft-page-break/><text:span text:style-name="T23"><text:tab/></text:span><text:span text:style-name="T30">OFERTA</text:span></text:p>
          <text:p text:style-name="P9"><text:span text:style-name="T23"><text:tab/>*</text:span><text:span text:style-name="T27">Guardar</text:span><text:span text:style-name="T26"> informações de disponibilidade gerais, e sua </text:span><text:span text:style-name="T29">referência</text:span><text:span text:style-name="T26">;</text:span></text:p>
          <text:p text:style-name="P9"/>
          <text:p text:style-name="P9"/>
          <text:p text:style-name="P13"><text:tab/><text:span text:style-name="T44">(fachada) → </text:span></text:p>
          <text:p text:style-name="P13"/>
          <text:p text:style-name="P13"/>
          <text:p text:style-name="P33"><text:tab/>VITRINE<text:tab/><text:tab/>DIA</text:p>
          <text:p text:style-name="P34"><text:tab/><text:tab/><text:tab/><text:tab/>RANKING*</text:p>
          <text:p text:style-name="P10"><text:tab/>*<text:span text:style-name="T40">Abstrair a vitrine de interação cliente/produto. Definir modelos de vitrine, inicialmente “Produção do Dia”, “Ranking”;</text:span></text:p>
          <text:p text:style-name="P9"/>
          <text:p text:style-name="P9"/>
          <text:p text:style-name="P9"><text:tab/><text:span text:style-name="T31">CARRINHO</text:span></text:p>
          <text:p text:style-name="P9"><text:tab/>*<text:span text:style-name="T41">Servir de modelo para a criação de carrinho para guardar produtos e referências (cliente, itens e valor total);</text:span></text:p>
          <text:p text:style-name="P9"/>
          <text:p text:style-name="P9"/>
          <text:p text:style-name="P9"><text:tab/><text:span text:style-name="T32">ITEM</text:span></text:p>
          <text:p text:style-name="P12"><text:tab/>*<text:span text:style-name="T41">Servir de modelo para a criação item do carrinho (produto, quantidade e valor total);</text:span></text:p>
          <text:p text:style-name="P9"/>
          <text:p text:style-name="P9"/>
          <text:p text:style-name="P35"><text:tab/>ESTATÍSTIC<text:span text:style-name="T46">A</text:span></text:p>
          <text:p text:style-name="P35"><text:tab/>*<text:span text:style-name="T47">Modelar atributos e comportamentos abstratos para lidar com cada estatistica criada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style:shadow="non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21:05.274870399</meta:creation-date>
    <dc:date>2019-04-07T11:07:47.547499368</dc:date>
    <meta:editing-duration>PT2H40M30S</meta:editing-duration>
    <meta:editing-cycles>127</meta:editing-cycles>
    <meta:generator>LibreOffice/5.2.7.2$Linux_X86_64 LibreOffice_project/20m0$Build-2</meta:generator>
    <meta:document-statistic meta:table-count="0" meta:image-count="0" meta:object-count="0" meta:page-count="4" meta:paragraph-count="74" meta:word-count="491" meta:character-count="3419" meta:non-whitespace-character-count="2872"/>
  </office:meta>
</office:document-meta>
</file>